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har ** environ</text:p>
          </table:table-cell>
          <table:table-cell/>
          <table:table-cell office:value-type="string" calcext:value-type="string">
            <text:p>-&gt; libc</text:p>
          </table:table-cell>
        </table:table-row>
        <table:table-row table:style-name="ro1">
          <table:table-cell/>
          <table:table-cell office:value-type="string" calcext:value-type="string">
            <text:p>char prompt[] → “tsh&gt; “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ervose</text:p>
          </table:table-cell>
          <table:table-cell/>
          <table:table-cell office:value-type="string" calcext:value-type="string">
            <text:p>-&gt; true이면, 추가적인 output</text:p>
          </table:table-cell>
        </table:table-row>
        <table:table-row table:style-name="ro1">
          <table:table-cell/>
          <table:table-cell office:value-type="string" calcext:value-type="string">
            <text:p>int nextjid → 다음 job 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 sbuf[MAXLINE] → sprintf를 위해 쓸 공간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ruct job_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d_t pid → job의 p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jid → job ji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state → UNDEF, BG, FG, 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 cmdline[MAXLINE] → Commandline → ?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truct job_t jobs[MAXJOBS] → job lis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val → 커맨드 라인을 파싱하고 인터프리팅 하는 메인로직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iltin_cmd → 내장되어있는 커맨드들 구현 (quit,fg,bg,job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_bgfg → bg,fg 커맨드들을 구현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aitfg → fg job이 끝날때까지 기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chld_handler → SIGCHILD signal을 받아서 처리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int_handler → SIGINT signal을 받아서 처리함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gtstp_hadler → SIGTSTP signal을 받아서 처리함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00/00/00</text:date>, <text:time style:data-style-name="N2" text:time-value="16:19:19.9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1-10T21:52:10.246000000</dc:date>
    <meta:editing-duration>PT5H32M49S</meta:editing-duration>
    <meta:editing-cycles>4</meta:editing-cycles>
    <meta:document-statistic meta:table-count="1" meta:cell-count="20" meta:object-count="0"/>
  </office:meta>
</office:document-meta>
</file>